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F00000212752CED0E04A64B18.png" manifest:media-type="image/png"/>
  <manifest:file-entry manifest:full-path="Pictures/1000351400009698000054AB0433B3D38C11A429.svg" manifest:media-type="image/svg+xml"/>
  <manifest:file-entry manifest:full-path="Pictures/1000000000000513000003675FE611EDD6FF727C.jpg" manifest:media-type="image/jpeg"/>
  <manifest:file-entry manifest:full-path="Pictures/100000000000051300000367962F69A0E8FCDCE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55cm" fo:min-width="3.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4.1cm"/>
    </style:style>
    <style:style style:name="gr5" style:family="graphic" style:parent-style-name="standard">
      <style:graphic-properties draw:textarea-horizontal-align="justify" draw:textarea-vertical-align="middle" draw:auto-grow-height="false" fo:min-height="2.026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1.376cm" fo:min-width="3.726cm"/>
    </style:style>
    <style:style style:name="gr7" style:family="graphic" style:parent-style-name="standard">
      <style:graphic-properties draw:textarea-horizontal-align="justify" draw:textarea-vertical-align="middle" draw:auto-grow-height="false" fo:min-height="1.376cm" fo:min-width="3.126cm"/>
    </style:style>
    <style:style style:name="gr8" style:family="graphic" style:parent-style-name="standard">
      <style:graphic-properties draw:textarea-horizontal-align="justify" draw:textarea-vertical-align="middle" draw:auto-grow-height="false" fo:min-height="3.55cm" fo:min-width="6.5cm"/>
    </style:style>
    <style:style style:name="gr9" style:family="graphic" style:parent-style-name="standard">
      <style:graphic-properties draw:textarea-horizontal-align="justify" draw:textarea-vertical-align="middle" draw:auto-grow-height="false" fo:min-height="1.55cm" fo:min-width="3.5cm"/>
    </style:style>
    <style:style style:name="gr10" style:family="graphic" style:parent-style-name="standard">
      <style:graphic-properties draw:textarea-horizontal-align="justify" draw:textarea-vertical-align="middle" draw:auto-grow-height="false" fo:min-height="0.74cm" fo:min-width="3.32cm"/>
    </style:style>
    <style:style style:name="gr11" style:family="graphic" style:parent-style-name="standard">
      <style:graphic-properties draw:textarea-horizontal-align="justify" draw:textarea-vertical-align="middle" draw:auto-grow-height="false" fo:min-height="0.6cm" fo:min-width="3.03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245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9" style:family="graphic" style:parent-style-name="standard">
      <style:graphic-properties draw:textarea-horizontal-align="justify" draw:textarea-vertical-align="middle" draw:auto-grow-height="false" fo:min-height="0.656cm" fo:min-width="0.958cm"/>
    </style:style>
    <style:style style:name="gr20" style:family="graphic" style:parent-style-name="standard">
      <style:graphic-properties draw:textarea-horizontal-align="justify" draw:textarea-vertical-align="middle" draw:auto-grow-height="false" fo:min-height="1.014cm" fo:min-width="2.36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2" style:family="graphic" style:parent-style-name="standard">
      <style:graphic-properties draw:textarea-horizontal-align="justify" draw:textarea-vertical-align="middle" draw:auto-grow-height="false" fo:min-height="0.95cm" fo:min-width="5.5cm"/>
    </style:style>
    <style:style style:name="gr23" style:family="graphic" style:parent-style-name="standard">
      <style:graphic-properties draw:textarea-horizontal-align="justify" draw:textarea-vertical-align="middle" draw:auto-grow-height="false" fo:min-height="1.676cm" fo:min-width="0cm"/>
    </style:style>
    <style:style style:name="gr24" style:family="graphic" style:parent-style-name="standard">
      <style:graphic-properties draw:textarea-horizontal-align="justify" draw:textarea-vertical-align="middle" draw:auto-grow-height="false" fo:min-height="4.75cm" fo:min-width="3.9cm"/>
    </style:style>
    <style:style style:name="gr25" style:family="graphic" style:parent-style-name="standard">
      <style:graphic-properties draw:textarea-horizontal-align="justify" draw:textarea-vertical-align="middle" draw:auto-grow-height="false" fo:min-height="0.75cm" fo:min-width="2.1cm"/>
    </style:style>
    <style:style style:name="gr26" style:family="graphic" style:parent-style-name="standard">
      <style:graphic-properties draw:textarea-horizontal-align="justify" draw:textarea-vertical-align="middle" draw:auto-grow-height="false" fo:min-height="1.556cm" fo:min-width="2.506cm"/>
    </style:style>
    <style:style style:name="gr27" style:family="graphic" style:parent-style-name="standard">
      <style:graphic-properties draw:textarea-horizontal-align="justify" draw:textarea-vertical-align="middle" draw:auto-grow-height="false" fo:min-height="1.194cm" fo:min-width="2.744cm"/>
    </style:style>
    <style:style style:name="gr28" style:family="graphic" style:parent-style-name="standard">
      <style:graphic-properties draw:textarea-horizontal-align="justify" draw:textarea-vertical-align="middle" draw:auto-grow-height="false" fo:min-height="0.55cm" fo:min-width="6.7cm"/>
    </style:style>
    <style:style style:name="gr29" style:family="graphic" style:parent-style-name="standard">
      <style:graphic-properties draw:textarea-horizontal-align="justify" draw:textarea-vertical-align="middle" draw:auto-grow-height="false" fo:min-height="1.014cm" fo:min-width="3.364cm"/>
    </style:style>
    <style:style style:name="gr30" style:family="graphic" style:parent-style-name="standard">
      <style:graphic-properties draw:textarea-horizontal-align="justify" draw:textarea-vertical-align="middle" draw:auto-grow-height="false" fo:min-height="1.014cm" fo:min-width="3.564cm"/>
    </style:style>
    <style:style style:name="pr1" style:family="presentation" style:parent-style-name="LushGreen-title">
      <style:graphic-properties draw:auto-grow-height="true" fo:min-height="3.867cm"/>
    </style:style>
    <style:style style:name="pr2" style:family="presentation" style:parent-style-name="LushGreen-outline1">
      <style:graphic-properties fo:min-height="11.92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draw:auto-grow-height="true" fo:min-height="2.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LushGreen-title">
      <style:graphic-properties fo:min-height="2.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9.3999996185303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54pt" style:font-size-asian="40pt" style:font-size-complex="40pt"/>
    </style:style>
    <style:style style:name="T2" style:family="text">
      <style:text-properties fo:font-size="40pt" style:font-size-asian="28pt" style:font-size-complex="28pt"/>
    </style:style>
    <style:style style:name="T3" style:family="text">
      <style:text-properties fo:font-size="36pt" style:font-size-asian="20pt" style:font-size-complex="20pt"/>
    </style:style>
    <style:style style:name="T4" style:family="text">
      <style:text-properties fo:font-size="54pt" style:font-size-asian="22pt" style:font-size-complex="2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60pt" style:font-size-asian="24pt" style:font-size-complex="24pt"/>
    </style:style>
    <style:style style:name="T7" style:family="text">
      <style:text-properties fo:font-size="60pt" style:font-size-asian="18pt" style:font-size-complex="18pt"/>
    </style:style>
    <style:style style:name="T8" style:family="text">
      <style:text-properties fo:font-size="18pt"/>
    </style:style>
    <style:style style:name="T9" style:family="text">
      <style:text-properties fo:font-size="72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">
        <draw:frame presentation:style-name="pr1" draw:layer="layout" svg:width="27.8cm" svg:height="3.867cm" svg:x="0cm" svg:y="0cm" presentation:class="title" presentation:user-transformed="true">
          <draw:text-box>
            <text:p><text:span text:style-name="T1">FOOD</text:span><text:span text:style-name="T2"> </text:span><text:span text:style-name="T1">ORDERING SOFTWARE</text:span></text:p>
          </draw:text-box>
        </draw:frame>
        <draw:frame presentation:style-name="pr2" draw:layer="layout" svg:width="25.2cm" svg:height="12.179cm" svg:x="1.4cm" svg:y="5.166cm" presentation:class="outline" presentation:user-transformed="true">
          <draw:text-box>
            <text:list text:style-name="L2">
              <text:list-header>
                <text:p><text:span text:style-name="T3">KEY FEATURES:</text:span></text:p>
              </text:list-header>
              <text:list-item>
                <text:p><text:span text:style-name="T3">MODES: </text:span><text:span text:style-name="T3">USER,VENDOR,ADMIN</text:span></text:p>
              </text:list-item>
              <text:list-item>
                <text:p><text:span text:style-name="T3">SHELL SCRIPTING</text:span></text:p>
              </text:list-item>
              <text:list-item>
                <text:p><text:span text:style-name="T3">FILE SYSTEM FOR ALL </text:span><text:span text:style-name="T3">FUNCTIONS</text:span></text:p>
              </text:list-item>
              <text:list-item>
                <text:p><text:span text:style-name="T3">CREATED OWN TEMPLATE </text:span><text:span text:style-name="T3">HEADER FILE</text:span></text:p>
              </text:list-item>
              <text:list-item>
                <text:p><text:span text:style-name="T3">FILE HANDLING</text:span></text:p>
              </text:list-item>
              <text:list-item>
                <text:p><text:span text:style-name="T3">INTERACTIVE INTERFACE </text:span><text:span text:style-name="T3">USING COLORS</text:span></text:p>
              </text:list-item>
              <text:list-item>
                <text:p><text:span text:style-name="T3">INHERITANCE</text:span></text:p>
              </text:list-item>
              <text:list-item>
                <text:p><text:span text:style-name="T3">DATA ABSTRACTIO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1">
        <office:forms form:automatic-focus="false" form:apply-design-mode="false"/>
        <draw:frame presentation:style-name="pr4" draw:layer="layout" svg:width="25.2cm" svg:height="2.4cm" svg:x="1.4cm" svg:y="0.798cm" presentation:class="title" presentation:user-transformed="true">
          <draw:text-box>
            <text:p><text:span text:style-name="T4">INT</text:span><text:span text:style-name="T4">RO</text:span><text:span text:style-name="T4">DU</text:span><text:span text:style-name="T4">CTI</text:span><text:span text:style-name="T4">ON</text:span>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header>
                <text:p><text:span text:style-name="T5">Food Ordering Software is a software in user </text:span><text:span text:style-name="T5">orders the food and gets order number and </text:span><text:span text:style-name="T5">bill.It is a terminal based cross platform </text:span><text:span text:style-name="T5">application in which we have 3 modes:</text:span></text:p>
              </text:list-header>
              <text:list-item>
                <text:p><text:span text:style-name="T5">USER MODE</text:span></text:p>
              </text:list-item>
              <text:list-item>
                <text:p><text:span text:style-name="T5">VENDOR MODE</text:span></text:p>
              </text:list-item>
              <text:list-item>
                <text:p><text:span text:style-name="T5">VENDOR MODE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9">
        <draw:frame presentation:style-name="pr4" draw:layer="layout" svg:width="25.2cm" svg:height="2.4cm" svg:x="1.4cm" svg:y="0.6cm" presentation:class="title" presentation:user-transformed="true">
          <draw:text-box>
            <text:p><text:span text:style-name="T6">VENDOR MODE</text:span></text:p>
          </draw:text-box>
        </draw:frame>
        <draw:custom-shape draw:style-name="gr2" draw:text-style-name="P2" draw:layer="layout" svg:width="4.4cm" svg:height="1.8cm" svg:x="2.6cm" svg:y="5.6cm">
          <text:p text:style-name="P2">CLASS ITE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1.8cm" svg:x="2.6cm" svg:y="10.6cm">
          <text:p text:style-name="P2">CLASS USER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8cm" svg:y1="14.2cm" svg:x2="4.8cm" svg:y2="12.6cm">
          <text:p/>
        </draw:line>
        <draw:custom-shape draw:style-name="gr4" draw:text-style-name="P2" draw:layer="layout" svg:width="4.6cm" svg:height="2cm" svg:x="2.6cm" svg:y="14.8cm">
          <text:p text:style-name="P2">main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cm" svg:height="2.6cm" svg:x="4.4cm" svg:y="7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4.4cm" svg:height="1.8cm" svg:x="12.8cm" svg:y="10.6cm">
          <text:p text:style-name="P2">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.8cm" svg:height="1.8cm" svg:x="14.8cm" svg:y="6.2cm">
          <text:p text:style-name="P2">ORD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3T3">
        <office:forms form:automatic-focus="false" form:apply-design-mode="false"/>
        <draw:frame presentation:style-name="pr4" draw:layer="layout" svg:width="25.2cm" svg:height="2.4cm" svg:x="1.4cm" svg:y="0.797cm" presentation:class="title" presentation:user-transformed="true">
          <draw:text-box>
            <text:p><text:span text:style-name="T7">DIFFERENCE</text:span></text:p>
          </draw:text-box>
        </draw:frame>
        <draw:frame presentation:style-name="pr2" draw:layer="layout" svg:width="12.297cm" svg:height="12.179cm" svg:x="1.4cm" svg:y="5.066cm" presentation:class="outline">
          <draw:text-box>
            <text:list text:style-name="L2">
              <text:list-item>
                <text:p>USER</text:p>
                <text:p><text:s text:c="2"/>Hide all database </text:p>
                <text:p><text:s text:c="2"/>information </text:p>
              </text:list-item>
            </text:list>
          </draw:text-box>
        </draw:frame>
        <draw:frame presentation:style-name="pr2" draw:layer="layout" svg:width="12.297cm" svg:height="12.179cm" svg:x="14.313cm" svg:y="5.066cm" presentation:class="outline">
          <draw:text-box>
            <text:list text:style-name="L2">
              <text:list-item>
                <text:p>VENDOR</text:p>
                <text:p><text:s/>Show all database <text:s/>information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1T1">
        <draw:frame presentation:style-name="pr4" draw:layer="layout" svg:width="25.2cm" svg:height="2.4cm" svg:x="1.4cm" svg:y="0.8cm" presentation:class="title">
          <draw:text-box>
            <text:p><text:span text:style-name="T6">USER MODE</text:span></text:p>
          </draw:text-box>
        </draw:frame>
        <draw:frame presentation:style-name="pr2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8" draw:text-style-name="P4" draw:layer="layout" svg:width="7cm" svg:height="3.8cm" svg:x="4.4cm" svg:y="3.8cm">
          <text:p text:style-name="P4">FILESYSTEM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1.8cm" svg:x="21.8cm" svg:y="5.2cm">
          <text:p text:style-name="P4">CUSTOMER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5.4cm" svg:height="1.4cm" svg:x="1.4cm" svg:y="16.2cm">
          <text:p text:style-name="P4">Quantitylist.t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5cm" svg:height="1.2cm" svg:x="7.8cm" svg:y="16cm">
          <text:p text:style-name="P4">Pricelist.t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5.6cm" svg:height="0.962cm" svg:x="21.6cm" svg:y="2cm">
          <draw:text-box>
            <text:p>Menucard.txt</text:p>
          </draw:text-box>
        </draw:frame>
        <draw:frame draw:style-name="gr13" draw:text-style-name="P6" draw:layer="layout" svg:width="3.6cm" svg:height="1.673cm" svg:x="23.8cm" svg:y="3.127cm">
          <draw:text-box>
            <text:p>Display</text:p>
            <text:p>menucard</text:p>
          </draw:text-box>
        </draw:frame>
        <draw:frame draw:style-name="gr14" draw:text-style-name="P6" draw:layer="layout" svg:width="2.8cm" svg:height="3.495cm" svg:x="24.6cm" svg:y="7.2cm">
          <draw:text-box>
            <text:p>Add itemno and quantity</text:p>
          </draw:text-box>
        </draw:frame>
        <draw:line draw:style-name="gr3" draw:text-style-name="P3" draw:layer="layout" svg:x1="23cm" svg:y1="11cm" svg:x2="11.4cm" svg:y2="6.4cm">
          <text:p/>
        </draw:line>
        <draw:frame draw:style-name="gr13" draw:text-style-name="P6" draw:layer="layout" svg:width="5.6cm" svg:height="1.673cm" svg:x="13.2cm" svg:y="5.6cm">
          <draw:text-box>
            <text:p>Basket submitted to filesystem</text:p>
          </draw:text-box>
        </draw:frame>
        <draw:line draw:style-name="gr15" draw:text-style-name="P3" draw:layer="layout" svg:x1="6cm" svg:y1="7.6cm" svg:x2="3.6cm" svg:y2="16.4cm">
          <text:p/>
        </draw:line>
        <draw:line draw:style-name="gr15" draw:text-style-name="P3" draw:layer="layout" svg:x1="10.4cm" svg:y1="16cm" svg:x2="6.8cm" svg:y2="7.6cm">
          <text:p/>
        </draw:line>
        <draw:frame draw:style-name="gr16" draw:text-style-name="P6" draw:layer="layout" svg:width="4.2cm" svg:height="3.095cm" svg:x="1cm" svg:y="9.4cm">
          <draw:text-box>
            <text:p>Check for quantity </text:p>
            <text:p>availability</text:p>
          </draw:text-box>
        </draw:frame>
        <draw:frame draw:style-name="gr17" draw:text-style-name="P6" draw:layer="layout" svg:width="4.2cm" svg:height="2.384cm" svg:x="8.8cm" svg:y="11.2cm">
          <draw:text-box>
            <text:p>Check itemno</text:p>
            <text:p>And price </text:p>
          </draw:text-box>
        </draw:frame>
        <draw:line draw:style-name="gr15" draw:text-style-name="P3" draw:layer="layout" svg:x1="24.6cm" svg:y1="11.2cm" svg:x2="24.6cm" svg:y2="14.4cm">
          <text:p/>
        </draw:line>
        <draw:frame draw:style-name="gr17" draw:text-style-name="P6" draw:layer="layout" svg:width="4.2cm" svg:height="2.384cm" svg:x="22.6cm" svg:y="11.816cm">
          <draw:text-box>
            <text:p>Implemented using</text:p>
          </draw:text-box>
        </draw:frame>
        <draw:frame draw:style-name="gr18" draw:text-style-name="P6" draw:layer="layout" svg:width="5.4cm" svg:height="5.939cm" svg:x="22.4cm" svg:y="15.4cm">
          <draw:text-box>
            <text:p>Self maded templated file </text:p>
            <text:p>For creating a basket using linklist with various functions to on it </text:p>
          </draw:text-box>
        </draw:frame>
        <draw:line draw:style-name="gr15" draw:text-style-name="P3" draw:layer="layout" svg:x1="11.4cm" svg:y1="7.4cm" svg:x2="23.6cm" svg:y2="14.4cm">
          <text:p/>
        </draw:line>
        <draw:custom-shape draw:style-name="gr19" draw:text-style-name="P4" draw:layer="layout" svg:width="2.6cm" svg:height="1.616cm" svg:x="23cm" svg:y="10.2cm">
          <text:p text:style-name="P4">basket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0" draw:text-style-name="P4" draw:layer="layout" svg:width="3cm" svg:height="1.4cm" svg:x="23.6cm" svg:y="14.2cm">
          <text:p text:style-name="P4">Stlist.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6" draw:layer="layout" svg:width="4.2cm" svg:height="3.806cm" svg:x="9.6cm" svg:y="7.794cm">
          <draw:text-box>
            <text:p>Use this for functioning on basket</text:p>
          </draw:text-box>
        </draw:frame>
        <draw:connector draw:style-name="gr3" draw:text-style-name="P3" draw:layer="layout" draw:type="curve" svg:x1="16.4cm" svg:y1="3.6cm" svg:x2="21.97cm" svg:y2="5.724cm" svg:d="M16400 3600c4177 0 1393 2124 5570 2124" svg:viewBox="0 0 5571 2125">
          <text:p/>
        </draw:connector>
        <draw:line draw:style-name="gr15" draw:text-style-name="P3" draw:layer="layout" svg:x1="11.4cm" svg:y1="3.8cm" svg:x2="16.6cm" svg:y2="3.6cm">
          <text:p/>
        </draw:line>
        <draw:frame draw:style-name="gr13" draw:text-style-name="P6" draw:layer="layout" svg:width="5.4cm" svg:height="1.673cm" svg:x="12.4cm" svg:y="2.238cm">
          <draw:text-box>
            <text:p>Give bill to customer</text:p>
          </draw:text-box>
        </draw:frame>
        <draw:custom-shape draw:style-name="gr22" draw:text-style-name="P4" draw:layer="layout" svg:width="6cm" svg:height="1.2cm" svg:x="3cm" svg:y="0.4cm">
          <text:p text:style-name="P4">DISCOUNT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6cm" svg:height="2.2cm" svg:x="5.8cm" svg:y="1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3" draw:text-style-name="P3" draw:layer="layout" svg:x1="23.2cm" svg:y1="2.962cm" svg:x2="23.2cm" svg:y2="5.2cm">
          <text:p/>
        </draw:line>
        <draw:line draw:style-name="gr3" draw:text-style-name="P3" draw:layer="layout" svg:x1="23.6cm" svg:y1="7cm" svg:x2="23.8cm" svg:y2="10.2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9">
        <office:forms form:automatic-focus="false" form:apply-design-mode="false"/>
        <draw:custom-shape draw:style-name="gr24" draw:text-style-name="P2" draw:layer="layout" svg:width="4.4cm" svg:height="5cm" svg:x="2.6cm" svg:y="8.2cm">
          <text:p text:style-name="P4"><text:span text:style-name="T8">Templated </text:span></text:p>
          <text:p text:style-name="P4"><text:span text:style-name="T8">Class </text:span><text:span text:style-name="T8">node</text:span></text:p>
          <text:p text:style-name="P4"><text:span text:style-name="T8"/></text:p>
          <text:p text:style-name="P4"><text:span text:style-name="T8">private:</text:span></text:p>
          <text:p text:style-name="P4"><text:span text:style-name="T8">Itemid,qun</text:span><text:span text:style-name="T8">atity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2.6cm" svg:height="1cm" svg:x="13.6cm" svg:y="10.2cm">
          <text:p text:style-name="P4"><text:span text:style-name="T8">node1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2.6cm" svg:height="1cm" svg:x="21.2cm" svg:y="10.2cm">
          <text:p text:style-name="P4"><text:span text:style-name="T8">node3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2.6cm" svg:height="1cm" svg:x="17.4cm" svg:y="10.2cm">
          <text:p text:style-name="P4"><text:span text:style-name="T8">node2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6.2cm" svg:y1="10.6cm" svg:x2="17.6cm" svg:y2="10.6cm">
          <text:p/>
        </draw:line>
        <draw:line draw:style-name="gr3" draw:text-style-name="P3" draw:layer="layout" svg:x1="20cm" svg:y1="10.6cm" svg:x2="21.2cm" svg:y2="10.6cm">
          <text:p/>
        </draw:line>
        <draw:frame draw:style-name="gr12" draw:text-style-name="P7" draw:layer="layout" svg:width="6.6cm" svg:height="0.962cm" svg:x="16.2cm" svg:y="12.6cm">
          <draw:text-box>
            <text:p><text:span text:style-name="T8">It is user basket</text:span></text:p>
          </draw:text-box>
        </draw:frame>
        <draw:custom-shape draw:style-name="gr22" draw:text-style-name="P2" draw:layer="layout" svg:width="6cm" svg:height="1.2cm" svg:x="15.4cm" svg:y="7.8cm">
          <text:p text:style-name="P4"><text:span text:style-name="T8">Templated class list</text:span></text:p>
          <draw:enhanced-geometry svg:viewBox="0 0 21600 21600" draw:type="rectangle" draw:enhanced-path="M 0 0 L 21600 0 21600 21600 0 21600 0 0 Z N"/>
        </draw:custom-shape>
        <draw:frame presentation:style-name="pr6" draw:layer="layout" svg:width="25.2cm" svg:height="2.838cm" svg:x="1.4cm" svg:y="0.579cm" presentation:class="title" presentation:user-transformed="true">
          <draw:text-box>
            <text:p><text:span text:style-name="T9">stllist.h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3T3">
        <office:forms form:automatic-focus="false" form:apply-design-mode="false"/>
        <draw:frame presentation:style-name="pr4" draw:layer="layout" svg:width="25.2cm" svg:height="2.4cm" svg:x="1.4cm" svg:y="0.797cm" presentation:class="title" presentation:user-transformed="true">
          <draw:text-box>
            <text:p><text:span text:style-name="T7">DIFFERENCE</text:span></text:p>
          </draw:text-box>
        </draw:frame>
        <draw:frame presentation:style-name="pr2" draw:layer="layout" svg:width="12.297cm" svg:height="12.179cm" svg:x="1.4cm" svg:y="5.066cm" presentation:class="outline">
          <draw:text-box>
            <text:list text:style-name="L2">
              <text:list-item>
                <text:p>USER</text:p>
                <text:p><text:s text:c="2"/>Hide all database </text:p>
                <text:p><text:s text:c="2"/>information </text:p>
              </text:list-item>
            </text:list>
          </draw:text-box>
        </draw:frame>
        <draw:frame presentation:style-name="pr2" draw:layer="layout" svg:width="12.297cm" svg:height="12.179cm" svg:x="14.313cm" svg:y="5.066cm" presentation:class="outline">
          <draw:text-box>
            <text:list text:style-name="L2">
              <text:list-item>
                <text:p>VENDOR</text:p>
                <text:p><text:s/>Show all database <text:s/>information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9">
        <draw:frame presentation:style-name="pr4" draw:layer="layout" svg:width="25.2cm" svg:height="2.4cm" svg:x="1.4cm" svg:y="0.4cm" presentation:class="title" presentation:user-transformed="true">
          <draw:text-box>
            <text:p><text:span text:style-name="T6">ADMIN MODE</text:span></text:p>
          </draw:text-box>
        </draw:frame>
        <draw:custom-shape draw:style-name="gr26" draw:text-style-name="P2" draw:layer="layout" svg:width="3.2cm" svg:height="2cm" svg:x="2.4cm" svg:y="5cm">
          <text:p text:style-name="P2">admin.cp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draw:layer="layout" svg:width="3.4cm" svg:height="1.6cm" draw:transform="skewX (0.000698131700797732) rotate (0.000698131700797732) translate (18.2cm 8.8cm)">
          <text:p text:style-name="P2">Salelist.tx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7.2cm" svg:height="0.8cm" svg:x="0.6cm" svg:y="7.6cm">
          <text:p text:style-name="P2">Add new item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7.2cm" svg:height="0.8cm" svg:x="0.6cm" svg:y="9cm">
          <text:p text:style-name="P2">Check profit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7.2cm" svg:height="0.8cm" svg:x="0.6cm" svg:y="10.4cm">
          <text:p text:style-name="P2">Delete old item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7.2cm" svg:height="0.8cm" svg:x="0.6cm" svg:y="12cm">
          <text:p text:style-name="P2">Check remaining stock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7.2cm" svg:height="0.8cm" svg:x="0.6cm" svg:y="13.4cm">
          <text:p text:style-name="P2">Read main code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4cm" svg:height="1.4cm" svg:x="16cm" svg:y="6.6cm">
          <text:p text:style-name="P2">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8.2cm" svg:y1="13.8cm" svg:x2="18cm" svg:y2="12.6cm">
          <text:p/>
        </draw:line>
        <draw:line draw:style-name="gr3" draw:text-style-name="P3" draw:layer="layout" svg:x1="8.2cm" svg:y1="7.8cm" svg:x2="15.8cm" svg:y2="7.2cm">
          <text:p/>
        </draw:line>
        <draw:line draw:style-name="gr3" draw:text-style-name="P3" draw:layer="layout" svg:x1="8.4cm" svg:y1="9.4cm" svg:x2="17.6cm" svg:y2="9.4cm">
          <text:p/>
        </draw:line>
        <draw:line draw:style-name="gr3" draw:text-style-name="P3" draw:layer="layout" svg:x1="8.2cm" svg:y1="10.8cm" svg:x2="15.8cm" svg:y2="7.8cm">
          <text:p/>
        </draw:line>
        <draw:line draw:style-name="gr3" draw:text-style-name="P3" draw:layer="layout" svg:x1="8.2cm" svg:y1="12.2cm" svg:x2="16.4cm" svg:y2="8.2cm">
          <text:p/>
        </draw:line>
        <draw:custom-shape draw:style-name="gr30" draw:text-style-name="P2" draw:layer="layout" svg:width="4.2cm" svg:height="1.4cm" svg:x="18.2cm" svg:y="12cm">
          <text:p text:style-name="P2">Main 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2" draw:display-name="Bitmap 2" xlink:href="Pictures/100000000000051300000367962F69A0E8FCDCEA.jpg" xlink:type="simple" xlink:show="embed" xlink:actuate="onLoad"/>
    <draw:fill-image draw:name="Bitmap_20_3" draw:display-name="Bitmap 3" xlink:href="Pictures/1000000000000513000003675FE611EDD6FF727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56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1.09999847412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1.254cm" fo:text-indent="0cm"/>
      <style:text-properties fo:font-size="87.9000015258789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937cm" fo:text-indent="0cm"/>
      <style:text-properties fo:font-size="75.800003051757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622cm" fo:text-indent="0cm"/>
      <style:text-properties fo:font-size="63.0999984741211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306cm" fo:text-indent="0cm"/>
      <style:text-properties fo:font-size="63.0999984741211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306cm" fo:text-indent="0cm"/>
      <style:text-properties fo:font-size="63.0999984741211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306cm" fo:text-indent="0cm"/>
      <style:text-properties fo:font-size="63.0999984741211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306cm" fo:text-indent="0cm"/>
      <style:text-properties fo:font-size="63.0999984741211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306cm" fo:text-indent="0cm"/>
      <style:text-properties fo:font-size="63.0999984741211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752CED0E04A64B18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9T11:20:44.370649491</meta:creation-date>
    <dc:date>2018-05-09T13:01:50.422317632</dc:date>
    <meta:editing-duration>PT1H3M24S</meta:editing-duration>
    <meta:editing-cycles>31</meta:editing-cycles>
    <meta:generator>LibreOffice/5.1.6.2$Linux_X86_64 LibreOffice_project/10m0$Build-2</meta:generator>
    <meta:document-statistic meta:object-count="122"/>
  </office:meta>
</office:document-meta>
</file>